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center" draw:textarea-vertical-align="middle"/>
    </style:style>
    <style:style style:name="pr1" style:family="presentation" style:parent-style-name="lyt-darkblue-subtitle">
      <style:graphic-properties draw:fill-color="#ffffff" fo:min-height="11.757cm"/>
    </style:style>
    <style:style style:name="pr2" style:family="presentation" style:parent-style-name="lyt-darkblue-notes">
      <style:graphic-properties draw:fill-color="#ffffff" draw:auto-grow-height="true" fo:min-height="11.411cm"/>
    </style:style>
    <style:style style:name="pr3" style:family="presentation" style:parent-style-name="lyt-darkblue-title">
      <style:graphic-properties draw:auto-grow-height="true" fo:min-height="3.007cm"/>
    </style:style>
    <style:style style:name="pr4" style:family="presentation" style:parent-style-name="lyt-darkblue-outline1" style:list-style-name="L3">
      <style:graphic-properties fo:min-height="11.757cm"/>
    </style:style>
    <style:style style:name="pr5" style:family="presentation" style:parent-style-name="lyt-darkblue-notes">
      <style:graphic-properties draw:fill-color="#ffffff" fo:min-height="11.411cm"/>
    </style:style>
    <style:style style:name="pr6" style:family="presentation" style:parent-style-name="lyt-darkblue-title">
      <style:graphic-properties fo:min-height="3.007cm"/>
    </style:style>
    <style:style style:name="pr7" style:family="presentation" style:parent-style-name="lyt-darkblue-outline1">
      <style:graphic-properties fo:min-height="11.757cm"/>
    </style:style>
    <style:style style:name="pr8" style:family="presentation" style:parent-style-name="lyt-darkblue-outline1">
      <style:graphic-properties fo:min-height="11.881cm"/>
    </style:style>
    <style:style style:name="P1" style:family="paragraph">
      <style:paragraph-properties fo:margin-left="0cm" fo:margin-right="0cm" fo:text-indent="0cm"/>
    </style:style>
    <style:style style:name="P2" style:family="paragraph">
      <style:paragraph-properties fo:line-height="150%"/>
    </style:style>
    <style:style style:name="P3" style:family="paragraph">
      <style:paragraph-properties fo:line-height="150%"/>
      <style:text-properties fo:font-size="24pt" style:font-size-asian="24pt" style:font-size-complex="24pt"/>
    </style:style>
    <style:style style:name="P4" style:family="paragraph">
      <style:paragraph-properties fo:text-align="center"/>
    </style:style>
    <style:style style:name="T1" style:family="text">
      <style:text-properties fo:color="#ff950e"/>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23.499cm" svg:height="11.757cm" svg:x="1.984cm" svg:y="4.674cm" presentation:class="subtitle">
          <draw:text-box>
            <text:p><text:span text:style-name="T1">Game theory approaches for improving our General Game Player</text:span></text:p>
            <text:p/>
            <text:p/>
            <text:p/>
            <text:p><text:span text:style-name="T2">GGP winter term 2009/10</text:span></text:p>
            <text:p><text:span text:style-name="T2">Group Semantic Abuse</text:span></text:p>
            <text:p><text:span text:style-name="T2">Konrad Winkler, Markus Partheymueller</text:span></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3" draw:master-page-name="lyt-darkblue" presentation:presentation-page-layout-name="AL2T1">
        <office:forms form:automatic-focus="false" form:apply-design-mode="false"/>
        <draw:frame presentation:style-name="pr3" draw:layer="layout" svg:width="23.058cm" svg:height="3.007cm" svg:x="1.984cm" svg:y="0.672cm" presentation:class="title">
          <draw:text-box>
            <text:p>0. Agenda</text:p>
          </draw:text-box>
        </draw:frame>
        <draw:frame presentation:style-name="pr4" draw:layer="layout" svg:width="24.5cm" svg:height="11.757cm" svg:x="1.5cm" svg:y="4.674cm" presentation:class="outline" presentation:user-transformed="true">
          <draw:text-box>
            <text:list text:style-name="L3">
              <text:list-item>
                <text:p><text:s/>Ideas</text:p>
                <text:list>
                  <text:list-item>
                    <text:list>
                      <text:list-item>
                        <text:p><text:s/>Game simulation</text:p>
                      </text:list-item>
                      <text:list-item>
                        <text:p><text:s/>Simplex Solver</text:p>
                      </text:list-item>
                    </text:list>
                  </text:list-item>
                </text:list>
              </text:list-item>
              <text:list-item>
                <text:p><text:s/>Results</text:p>
                <text:list>
                  <text:list-item>
                    <text:list>
                      <text:list-item>
                        <text:p><text:s/>Single-Player: aipsrovers1, asteroids</text:p>
                      </text:list-item>
                      <text:list-item>
                        <text:p><text:s/>Two-Player: (bidding-)tictactoe, nim, pawntoqueen, cubicup</text:p>
                      </text:list-item>
                      <text:list-item>
                        <text:p><text:s/>Multi-Player: cubicup_3player</text:p>
                      </text:list-item>
                    </text:list>
                  </text:list-item>
                </text:list>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presentation:user-transformed="true">
          <draw:text-box>
            <text:p>1.1. Game simulation</text:p>
          </draw:text-box>
        </draw:frame>
        <draw:frame presentation:style-name="pr7" draw:text-style-name="P3" draw:layer="layout" svg:width="25.5cm" svg:height="11.757cm" svg:x="1cm" svg:y="3.659cm" presentation:class="outline" presentation:user-transformed="true">
          <draw:text-box>
            <text:list text:style-name="L4">
              <text:list-item>
                <text:p text:style-name="P2"><text:span text:style-name="T3">basic approach: randomly play games and save the achieved goal values</text:span></text:p>
              </text:list-item>
              <text:list-item>
                <text:p text:style-name="P2"><text:span text:style-name="T3">can be used in two flavours:</text:span></text:p>
                <text:list>
                  <text:list-item>
                    <text:list>
                      <text:list-item>
                        <text:p text:style-name="P2"><text:span text:style-name="T2">heuristic for the search, i.e. before the search</text:span></text:p>
                      </text:list-item>
                      <text:list-item>
                        <text:p text:style-name="P2"><text:span text:style-name="T2">at least some uncertain information in case search didn't finish</text:span></text:p>
                      </text:list-item>
                    </text:list>
                  </text:list-item>
                </text:list>
              </text:list-item>
              <text:list-item>
                <text:p text:style-name="P2"><text:span text:style-name="T3">gives every visited node an average winning score</text:span></text:p>
              </text:list-item>
              <text:list-item>
                <text:p text:style-name="P2"><text:span text:style-name="T3">single-player: goal value 100 =&gt; solved!</text:span></text:p>
              </text:list-item>
              <text:list-item>
                <text:p text:style-name="P2"><text:span text:style-name="T3">n-player: at least some information about all the values </text:span></text:p>
                <text:p text:style-name="P2"><text:span text:style-name="T3">=&gt; may prevent early fatal move</text:span></text:p>
              </text:list-item>
            </text:list>
          </draw:text-box>
        </draw:frame>
        <presentation:notes draw:style-name="dp2">
          <draw:page-thumbnail draw:style-name="gr1"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draw:page draw:name="page4"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1.2. Simplex Solver</text:p>
          </draw:text-box>
        </draw:frame>
        <draw:frame presentation:style-name="pr7" draw:layer="layout" svg:width="23.499cm" svg:height="11.757cm" svg:x="1.984cm" svg:y="4.674cm" presentation:class="outline" presentation:user-transformed="true">
          <draw:text-box>
            <text:list text:style-name="L4">
              <text:list-item>
                <text:p>Game with simultaneous moves</text:p>
              </text:list-item>
              <text:list-item>
                <text:p>Assumptions: </text:p>
                <text:list>
                  <text:list-item>
                    <text:p><text:span text:style-name="T3">2 players</text:span></text:p>
                  </text:list-item>
                  <text:list-item>
                    <text:p><text:span text:style-name="T3">Zero-sum game</text:span></text:p>
                  </text:list-item>
                  <text:list-item>
                    <text:p><text:span text:style-name="T3">Enemy plays optimal</text:span></text:p>
                  </text:list-item>
                </text:list>
              </text:list-item>
              <text:list-item>
                <text:p>Moves: </text:p>
                <text:list>
                  <text:list-item>
                    <text:p><text:span text:style-name="T3">Player1: a, b</text:span></text:p>
                  </text:list-item>
                  <text:list-item>
                    <text:p><text:span text:style-name="T3">Player2: c, d</text:span></text:p>
                  </text:list-item>
                </text:list>
              </text:list-item>
              <text:list-item>
                <text:p>Goals:</text:p>
                <text:list>
                  <text:list-item>
                    <text:p><text:span text:style-name="T3">Player1: max <text:s/>y1, y2</text:span></text:p>
                  </text:list-item>
                  <text:list-item>
                    <text:p><text:span text:style-name="T3">Player2: max (100-y1), (100-y2)</text:span></text:p>
                  </text:list-item>
                </text:list>
              </text:list-item>
            </text:list>
          </draw:text-box>
        </draw:frame>
        <draw:custom-shape draw:style-name="gr2" draw:text-style-name="P4" draw:layer="layout" svg:width="1cm" svg:height="1cm" svg:x="18.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13.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17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20.5cm" svg:y="1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4" draw:layer="layout" svg:width="1cm" svg:height="1cm" svg:x="24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layer="layout" svg:x1="19cm" svg:y1="8.5cm" svg:x2="14cm" svg:y2="12cm">
          <text:p/>
        </draw:line>
        <draw:line draw:style-name="gr3" draw:layer="layout" svg:x1="19cm" svg:y1="8.5cm" svg:x2="17.5cm" svg:y2="12cm">
          <text:p/>
        </draw:line>
        <draw:line draw:style-name="gr3" draw:layer="layout" svg:x1="19cm" svg:y1="8.5cm" svg:x2="21cm" svg:y2="12cm">
          <text:p/>
        </draw:line>
        <draw:line draw:style-name="gr3" draw:layer="layout" svg:x1="19cm" svg:y1="8.5cm" svg:x2="24.5cm" svg:y2="12cm">
          <text:p/>
        </draw:line>
        <draw:frame draw:style-name="gr4" draw:layer="layout" svg:width="1cm" svg:height="0.937cm" svg:x="13.5cm" svg:y="11cm">
          <draw:text-box>
            <text:p>a,c</text:p>
          </draw:text-box>
        </draw:frame>
        <draw:frame draw:style-name="gr4" draw:layer="layout" svg:width="1.5cm" svg:height="0.937cm" svg:x="17cm" svg:y="11cm">
          <draw:text-box>
            <text:p>b,c</text:p>
          </draw:text-box>
        </draw:frame>
        <draw:frame draw:style-name="gr4" draw:layer="layout" svg:width="1.5cm" svg:height="0.937cm" svg:x="20.5cm" svg:y="11cm">
          <draw:text-box>
            <text:p>a,d</text:p>
          </draw:text-box>
        </draw:frame>
        <draw:frame draw:style-name="gr4" draw:layer="layout" svg:width="1.5cm" svg:height="0.937cm" svg:x="24cm" svg:y="11cm">
          <draw:text-box>
            <text:p>b,d</text:p>
          </draw:text-box>
        </draw:frame>
        <draw:frame draw:style-name="gr4" draw:layer="layout" svg:width="1cm" svg:height="0.937cm" svg:x="13.5cm" svg:y="13cm">
          <draw:text-box>
            <text:p>80</text:p>
          </draw:text-box>
        </draw:frame>
        <draw:frame draw:style-name="gr4" draw:layer="layout" svg:width="1cm" svg:height="0.937cm" svg:x="17cm" svg:y="13cm">
          <draw:text-box>
            <text:p>50</text:p>
          </draw:text-box>
        </draw:frame>
        <draw:frame draw:style-name="gr4" draw:layer="layout" svg:width="1cm" svg:height="0.937cm" svg:x="20.5cm" svg:y="13cm">
          <draw:text-box>
            <text:p>10</text:p>
          </draw:text-box>
        </draw:frame>
        <draw:frame draw:style-name="gr4" draw:layer="layout" svg:width="1cm" svg:height="0.937cm" svg:x="24cm" svg:y="13cm">
          <draw:text-box>
            <text:p>70</text:p>
          </draw:text-box>
        </draw:frame>
        <presentation:notes draw:style-name="dp2">
          <draw:page-thumbnail draw:style-name="gr1"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1.2 Simplex Solver</text:p>
          </draw:text-box>
        </draw:frame>
        <draw:frame presentation:style-name="pr8" draw:layer="layout" svg:width="23.499cm" svg:height="11.881cm" svg:x="1.984cm" svg:y="4.674cm" presentation:class="outline" presentation:user-transformed="true">
          <draw:text-box>
            <text:list text:style-name="L4">
              <text:list-item>
                <text:p>Rewriting:</text:p>
                <text:list>
                  <text:list-item>
                    <text:p><text:span text:style-name="T3">Player1: max over columns</text:span></text:p>
                  </text:list-item>
                  <text:list-item>
                    <text:p><text:span text:style-name="T3">Goal Player2: min <text:s/>y1, y2</text:span></text:p>
                  </text:list-item>
                  <text:list-item>
                    <text:p><text:span text:style-name="T3">Player2: min over rows</text:span></text:p>
                  </text:list-item>
                </text:list>
              </text:list-item>
              <text:list-item>
                <text:p>Solving:</text:p>
                <text:list>
                  <text:list-item>
                    <text:p><text:span text:style-name="T3">Pay-off matrix</text:span></text:p>
                  </text:list-item>
                  <text:list-item>
                    <text:p><text:span text:style-name="T3">calculate mixed strategy</text:span></text:p>
                  </text:list-item>
                  <text:list-item>
                    <text:p><text:span text:style-name="T3">Game theory, linear optimization -&gt; Simplex algorithm</text:span></text:p>
                  </text:list-item>
                </text:list>
              </text:list-item>
              <text:list-item>
                <text:p>Result:</text:p>
                <text:list>
                  <text:list-item>
                    <text:p><text:span text:style-name="T3">vector1, vector2</text:span></text:p>
                  </text:list-item>
                  <text:list-item>
                    <text:p><text:span text:style-name="T3">probability to each move</text:span></text:p>
                  </text:list-item>
                </text:list>
              </text:list-item>
            </text:list>
          </draw:text-box>
        </draw:frame>
        <draw:line draw:style-name="gr5" draw:layer="layout" svg:x1="18.5cm" svg:y1="7cm" svg:x2="25.5cm" svg:y2="7cm">
          <text:p/>
        </draw:line>
        <draw:frame draw:style-name="gr4" draw:layer="layout" svg:width="7cm" svg:height="6.553cm" svg:x="19cm" svg:y="4.5cm">
          <draw:text-box>
            <text:p><text:tab/> <text:s text:c="2"/>Player1:</text:p>
            <text:p><text:tab/> a<text:tab/><text:tab/><text:tab/> b</text:p>
            <text:p/>
            <text:p>c<text:tab/>80<text:tab/><text:tab/><text:tab/>50</text:p>
            <text:p/>
            <text:p>d<text:tab/>10<text:tab/><text:tab/><text:tab/>70</text:p>
            <text:p/>
          </draw:text-box>
        </draw:frame>
        <draw:line draw:style-name="gr5" draw:layer="layout" svg:x1="20cm" svg:y1="5.5cm" svg:x2="20cm" svg:y2="10.5cm">
          <text:p/>
        </draw:line>
        <draw:frame draw:style-name="gr4" draw:layer="layout" svg:width="3cm" svg:height="0.937cm" svg:x="15.5cm" svg:y="8.063cm">
          <draw:text-box>
            <text:p>Player2:</text:p>
          </draw:text-box>
        </draw:frame>
        <draw:frame draw:style-name="gr4" draw:layer="layout" svg:width="11cm" svg:height="1.873cm" svg:x="15.5cm" svg:y="14cm">
          <draw:text-box>
            <text:p>Player1: 22% for a, 78% for b</text:p>
            <text:p>Player2: 67% for c, 33% for d</text:p>
          </draw:text-box>
        </draw:frame>
        <draw:line draw:style-name="gr5" draw:layer="layout" svg:x1="18.5cm" svg:y1="10.5cm" svg:x2="25.5cm" svg:y2="10.5cm">
          <text:p/>
        </draw:line>
        <draw:line draw:style-name="gr5" draw:layer="layout" svg:x1="18.5cm" svg:y1="10.5cm" svg:x2="18.5cm" svg:y2="5.5cm">
          <text:p/>
        </draw:line>
        <draw:line draw:style-name="gr5" draw:layer="layout" svg:x1="25.5cm" svg:y1="10.5cm" svg:x2="25.5cm" svg:y2="5.5cm">
          <text:p/>
        </draw:line>
        <draw:line draw:style-name="gr5" draw:layer="layout" svg:x1="18.5cm" svg:y1="5.5cm" svg:x2="25.5cm" svg:y2="5.5cm">
          <text:p/>
        </draw:line>
        <presentation:notes draw:style-name="dp2">
          <draw:page-thumbnail draw:style-name="gr1"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Simplex Solver</text:p>
          </draw:text-box>
        </draw:frame>
        <draw:frame presentation:style-name="pr8" draw:layer="layout" svg:width="23.499cm" svg:height="11.881cm" svg:x="1.984cm" svg:y="4.674cm" presentation:class="outline">
          <draw:text-box>
            <text:list text:style-name="L4">
              <text:list-item>
                <text:p>Propagate through the game tree</text:p>
                <text:list>
                  <text:list-item>
                    <text:p><text:span text:style-name="T3">probability for each result</text:span></text:p>
                  </text:list-item>
                  <text:list-item>
                    <text:p><text:span text:style-name="T3">calculate average score of node</text:span></text:p>
                  </text:list-item>
                </text:list>
              </text:list-item>
            </text:list>
          </draw:text-box>
        </draw:frame>
        <draw:custom-shape draw:style-name="gr2" draw:text-style-name="P4" draw:layer="layout" svg:width="1cm" svg:height="1cm" svg:x="14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9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12.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16cm" svg:y="1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4" draw:layer="layout" svg:width="1cm" svg:height="1cm" svg:x="19.5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layer="layout" svg:x1="14.5cm" svg:y1="10cm" svg:x2="9.5cm" svg:y2="13.5cm">
          <text:p/>
        </draw:line>
        <draw:line draw:style-name="gr3" draw:layer="layout" svg:x1="14.5cm" svg:y1="10cm" svg:x2="13cm" svg:y2="13.5cm">
          <text:p/>
        </draw:line>
        <draw:line draw:style-name="gr3" draw:layer="layout" svg:x1="14.5cm" svg:y1="10cm" svg:x2="16.5cm" svg:y2="13.5cm">
          <text:p/>
        </draw:line>
        <draw:line draw:style-name="gr3" draw:layer="layout" svg:x1="14.5cm" svg:y1="10cm" svg:x2="20cm" svg:y2="13.5cm">
          <text:p/>
        </draw:line>
        <draw:frame draw:style-name="gr4" draw:layer="layout" svg:width="1cm" svg:height="0.937cm" svg:x="9cm" svg:y="12.5cm">
          <draw:text-box>
            <text:p>a,c</text:p>
          </draw:text-box>
        </draw:frame>
        <draw:frame draw:style-name="gr4" draw:layer="layout" svg:width="1.5cm" svg:height="0.937cm" svg:x="12.5cm" svg:y="12.5cm">
          <draw:text-box>
            <text:p>b,c</text:p>
          </draw:text-box>
        </draw:frame>
        <draw:frame draw:style-name="gr4" draw:layer="layout" svg:width="1.5cm" svg:height="0.937cm" svg:x="16cm" svg:y="12.5cm">
          <draw:text-box>
            <text:p>a,d</text:p>
          </draw:text-box>
        </draw:frame>
        <draw:frame draw:style-name="gr4" draw:layer="layout" svg:width="1.5cm" svg:height="0.937cm" svg:x="19.5cm" svg:y="12.5cm">
          <draw:text-box>
            <text:p>b,d</text:p>
          </draw:text-box>
        </draw:frame>
        <draw:frame draw:style-name="gr4" draw:layer="layout" svg:width="1cm" svg:height="0.937cm" svg:x="9cm" svg:y="14.563cm">
          <draw:text-box>
            <text:p>80</text:p>
          </draw:text-box>
        </draw:frame>
        <draw:frame draw:style-name="gr4" draw:layer="layout" svg:width="1cm" svg:height="0.937cm" svg:x="12.5cm" svg:y="14.563cm">
          <draw:text-box>
            <text:p>50</text:p>
          </draw:text-box>
        </draw:frame>
        <draw:frame draw:style-name="gr4" draw:layer="layout" svg:width="1cm" svg:height="0.937cm" svg:x="16cm" svg:y="14.563cm">
          <draw:text-box>
            <text:p>10</text:p>
          </draw:text-box>
        </draw:frame>
        <draw:frame draw:style-name="gr4" draw:layer="layout" svg:width="1cm" svg:height="0.937cm" svg:x="19.5cm" svg:y="14.563cm">
          <draw:text-box>
            <text:p>70</text:p>
          </draw:text-box>
        </draw:frame>
        <draw:custom-shape draw:style-name="gr2" draw:text-style-name="P4" draw:layer="layout" svg:width="1cm" svg:height="1cm" svg:x="21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23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2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cm" svg:height="1cm" svg:x="1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layer="layout" svg:x1="19.5cm" svg:y1="7.5cm" svg:x2="14.5cm" svg:y2="9cm">
          <text:p/>
        </draw:line>
        <draw:line draw:style-name="gr3" draw:layer="layout" svg:x1="19.5cm" svg:y1="7.5cm" svg:x2="21.5cm" svg:y2="11cm">
          <text:p/>
        </draw:line>
        <draw:line draw:style-name="gr3" draw:layer="layout" svg:x1="19.5cm" svg:y1="7.5cm" svg:x2="23.5cm" svg:y2="11cm">
          <text:p/>
        </draw:line>
        <draw:line draw:style-name="gr3" draw:layer="layout" svg:x1="19.5cm" svg:y1="7.5cm" svg:x2="25.5cm" svg:y2="11cm">
          <text:p/>
        </draw:line>
        <draw:line draw:style-name="gr3" draw:layer="layout" svg:x1="21.5cm" svg:y1="12cm" svg:x2="22cm" svg:y2="13cm">
          <text:p/>
        </draw:line>
        <draw:line draw:style-name="gr3" draw:layer="layout" svg:x1="21.5cm" svg:y1="12cm" svg:x2="22.5cm" svg:y2="13cm">
          <text:p/>
        </draw:line>
        <draw:line draw:style-name="gr3" draw:layer="layout" svg:x1="21.5cm" svg:y1="12cm" svg:x2="21cm" svg:y2="13cm">
          <text:p/>
        </draw:line>
        <draw:line draw:style-name="gr3" draw:layer="layout" svg:x1="21.5cm" svg:y1="12cm" svg:x2="20.5cm" svg:y2="13cm">
          <text:p/>
        </draw:line>
        <draw:line draw:style-name="gr3" draw:layer="layout" svg:x1="23.5cm" svg:y1="12cm" svg:x2="24cm" svg:y2="13cm">
          <text:p/>
        </draw:line>
        <draw:line draw:style-name="gr3" draw:layer="layout" svg:x1="23.5cm" svg:y1="12cm" svg:x2="24.5cm" svg:y2="13cm">
          <text:p/>
        </draw:line>
        <draw:line draw:style-name="gr3" draw:layer="layout" svg:x1="23.5cm" svg:y1="12cm" svg:x2="23cm" svg:y2="13cm">
          <text:p/>
        </draw:line>
        <draw:line draw:style-name="gr3" draw:layer="layout" svg:x1="23.5cm" svg:y1="12cm" svg:x2="22.5cm" svg:y2="13cm">
          <text:p/>
        </draw:line>
        <draw:line draw:style-name="gr3" draw:layer="layout" svg:x1="25.5cm" svg:y1="12cm" svg:x2="26cm" svg:y2="13cm">
          <text:p/>
        </draw:line>
        <draw:line draw:style-name="gr3" draw:layer="layout" svg:x1="25.5cm" svg:y1="12cm" svg:x2="26.5cm" svg:y2="13cm">
          <text:p/>
        </draw:line>
        <draw:line draw:style-name="gr3" draw:layer="layout" svg:x1="25.5cm" svg:y1="12cm" svg:x2="25cm" svg:y2="13cm">
          <text:p/>
        </draw:line>
        <draw:line draw:style-name="gr3" draw:layer="layout" svg:x1="25.5cm" svg:y1="12cm" svg:x2="24.5cm" svg:y2="13cm">
          <text:p/>
        </draw:line>
        <draw:frame draw:style-name="gr4" draw:layer="layout" svg:width="12.5cm" svg:height="0.937cm" svg:x="8.5cm" svg:y="15.563cm">
          <draw:text-box>
            <text:p>15%<text:tab/><text:tab/>52%<text:tab/><text:tab/>8%<text:tab/> <text:s text:c="2"/><text:tab/> <text:s text:c="3"/>26%</text:p>
          </draw:text-box>
        </draw:frame>
        <draw:frame draw:style-name="gr4" draw:layer="layout" svg:width="1cm" svg:height="0.937cm" svg:x="14cm" svg:y="9.937cm">
          <draw:text-box>
            <text:p>57</text:p>
          </draw:text-box>
        </draw:frame>
        <presentation:notes draw:style-name="dp2">
          <draw:page-thumbnail draw:style-name="gr1" draw:layer="layout" svg:width="13.706cm" svg:height="10.28cm" svg:x="3.647cm" svg:y="2.853cm" draw:page-number="6" presentation:class="page"/>
          <draw:frame presentation:style-name="pr5" draw:layer="layout" svg:width="14.518cm" svg:height="11.411cm" svg:x="3.249cm" svg:y="14.13cm" presentation:class="notes" presentation:placeholder="true">
            <draw:text-box/>
          </draw:frame>
        </presentation:notes>
      </draw:page>
      <draw:page draw:name="page7"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1. Single-Player results</text:p>
          </draw:text-box>
        </draw:frame>
        <draw:frame presentation:style-name="pr7" draw:layer="layout" svg:width="23.499cm" svg:height="11.757cm" svg:x="1.984cm" svg:y="4.674cm" presentation:class="outline">
          <draw:text-box>
            <text:list text:style-name="L4">
              <text:list-item>
                <text:p>aipsrovers1</text:p>
                <text:list>
                  <text:list-item>
                    <text:list>
                      <text:list-item>
                        <text:p>almost always a winning strategy is found during start time using simulation</text:p>
                      </text:list-item>
                    </text:list>
                  </text:list-item>
                </text:list>
              </text:list-item>
              <text:list-item>
                <text:p>asteroids</text:p>
                <text:list>
                  <text:list-item>
                    <text:list>
                      <text:list-item>
                        <text:p>sometimes finds a solution accidentally</text:p>
                      </text:list-item>
                      <text:list-item>
                        <text:p>if not, simulation values used for guided search sometimes lead to earlier search success than without simulation</text:p>
                      </text:list-item>
                    </text:list>
                  </text:list-item>
                </text:list>
              </text:list-item>
            </text:list>
          </draw:text-box>
        </draw:frame>
        <presentation:notes draw:style-name="dp2">
          <draw:page-thumbnail draw:style-name="gr1" draw:layer="layout" svg:width="13.706cm" svg:height="10.28cm" svg:x="3.647cm" svg:y="2.853cm" draw:page-number="7" presentation:class="page"/>
          <draw:frame presentation:style-name="pr5" draw:layer="layout" svg:width="14.518cm" svg:height="11.411cm" svg:x="3.249cm" svg:y="14.13cm" presentation:class="notes" presentation:placeholder="true">
            <draw:text-box/>
          </draw:frame>
        </presentation:notes>
      </draw:page>
      <draw:page draw:name="page8"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2. Two-Player results</text:p>
          </draw:text-box>
        </draw:frame>
        <draw:frame presentation:style-name="pr7" draw:layer="layout" svg:width="23.499cm" svg:height="12.187cm" svg:x="1.501cm" svg:y="3.5cm" presentation:class="outline" presentation:user-transformed="true">
          <draw:text-box>
            <text:list text:style-name="L4">
              <text:list-item>
                <text:p>nim:</text:p>
                <text:list>
                  <text:list-item>
                    <text:list>
                      <text:list-item>
                        <text:p>unfair game (player 2 can always win)</text:p>
                      </text:list-item>
                      <text:list-item>
                        <text:p>NOSIM as player 2 reaches in average 91.3 : 8.7<text:line-break/>=&gt; seems to sometimes make a fatal move at the beginning</text:p>
                      </text:list-item>
                      <text:list-item>
                        <text:p>SIM as player 2 a 100% win</text:p>
                      </text:list-item>
                    </text:list>
                  </text:list-item>
                </text:list>
              </text:list-item>
              <text:list-item>
                <text:p>tictactoe, pawntoqueen:</text:p>
                <text:list>
                  <text:list-item>
                    <text:list>
                      <text:list-item>
                        <text:p>apparently simulation lowers the average score slightly or doesn't matter at all (too involved to get a really good statistic one can rely on</text:p>
                      </text:list-item>
                    </text:list>
                  </text:list-item>
                </text:list>
              </text:list-item>
              <text:list-item>
                <text:p>bidding tictactoe, cubicup, blockers:</text:p>
                <text:list>
                  <text:list-item>
                    <text:list>
                      <text:list-item>
                        <text:p/>
                      </text:list-item>
                    </text:list>
                  </text:list-item>
                </text:list>
              </text:list-item>
            </text:list>
          </draw:text-box>
        </draw:frame>
        <presentation:notes draw:style-name="dp2">
          <draw:page-thumbnail draw:style-name="gr1" draw:layer="layout" svg:width="13.706cm" svg:height="10.28cm" svg:x="3.647cm" svg:y="2.853cm" draw:page-number="8" presentation:class="page"/>
          <draw:frame presentation:style-name="pr5" draw:layer="layout" svg:width="14.518cm" svg:height="11.411cm" svg:x="3.249cm" svg:y="14.13cm" presentation:class="notes" presentation:placeholder="true">
            <draw:text-box/>
          </draw:frame>
        </presentation:notes>
      </draw:page>
      <draw:page draw:name="page9"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3. Multi-Player results</text:p>
          </draw:text-box>
        </draw:frame>
        <draw:frame presentation:style-name="pr7" draw:layer="layout" svg:width="23.499cm" svg:height="11.757cm" svg:x="1.984cm" svg:y="4.674cm" presentation:class="outline">
          <draw:text-box>
            <text:list text:style-name="L4">
              <text:list-item>
                <text:p>cubicup_3player:</text:p>
                <text:list>
                  <text:list-item>
                    <text:list>
                      <text:list-item>
                        <text:p>huge state space</text:p>
                      </text:list-item>
                      <text:list-item>
                        <text:p>search basically not possible</text:p>
                      </text:list-item>
                      <text:list-item>
                        <text:p>simulation not really capable of giving information</text:p>
                        <text:p>=&gt; no real help yet</text:p>
                      </text:list-item>
                    </text:list>
                  </text:list-item>
                </text:list>
              </text:list-item>
            </text:list>
          </draw:text-box>
        </draw:frame>
        <presentation:notes draw:style-name="dp2">
          <draw:page-thumbnail draw:style-name="gr1" draw:layer="layout" svg:width="13.706cm" svg:height="10.28cm" svg:x="3.647cm" svg:y="2.853cm" draw:page-number="9" presentation:class="page"/>
          <draw:frame presentation:style-name="pr5" draw:layer="layout" svg:width="14.518cm" svg:height="11.411cm" svg:x="3.249cm" svg:y="14.13cm" presentation:class="notes" presentation:placeholder="true">
            <draw:text-box/>
          </draw:frame>
        </presentation:notes>
      </draw:page>
      <draw:page draw:name="page10"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References</text:p>
          </draw:text-box>
        </draw:frame>
        <draw:frame presentation:style-name="pr8" draw:layer="layout" svg:width="23.499cm" svg:height="11.881cm" svg:x="1.984cm" svg:y="4.674cm" presentation:class="outline">
          <draw:text-box>
            <text:list text:style-name="L4">
              <text:list-header>
                <text:p><text:span text:style-name="T3">[1]</text:span><text:span text:style-name="T3"><text:tab/></text:span><text:span text:style-name="T3">Neumann, K.; Morlock, M.</text:span></text:p>
                <text:list>
                  <text:list-item>
                    <text:list>
                      <text:list-header>
                        <text:p><text:span text:style-name="T4">Operations Research</text:span>, Hanser 1993.</text:p>
                      </text:list-header>
                    </text:list>
                  </text:list-item>
                </text:list>
              </text:list-header>
            </text:list>
          </draw:text-box>
        </draw:frame>
        <presentation:notes draw:style-name="dp2">
          <draw:page-thumbnail draw:style-name="gr1" draw:layer="layout" svg:width="13.706cm" svg:height="10.28cm" svg:x="3.647cm" svg:y="2.853cm" draw:page-number="10" presentation:class="page"/>
          <draw:frame presentation:style-name="pr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5.999cm" svg:x="1cm" svg:y="5.417cm" draw:page-number="1"/>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darkblue" style:page-layout-name="PM1" draw:style-name="Mdp1">
      <office:forms form:automatic-focus="false" form:apply-design-mode="false"/>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88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Dark Blue with Orange</dc:title>
    <dc:description>Orange title on dark blue background with orange stripes on bottom border</dc:description>
    <meta:creation-date>2009-12-11T18:24:36</meta:creation-date>
    <dc:language>en-US</dc:language>
    <meta:editing-cycles>9</meta:editing-cycles>
    <meta:editing-duration>PT04H35M23S</meta:editing-duration>
    <dc:date>2009-12-13T17:34:04</dc:date>
    <meta:document-statistic meta:object-count="114"/>
    <meta:user-defined meta:name="Info 0"/>
    <meta:user-defined meta:name="Info 1"/>
    <meta:user-defined meta:name="Info 2"/>
    <meta:user-defined meta:name="Info 3"/>
    <meta:template xlink:type="simple" xlink:actuate="onRequest" xlink:title="Dark Blue with Orange" xlink:href="/Applications/OpenOffice.org.app/Contents/basis-link/share/template/en-GB/layout/lyt-darkblue.otp"/>
  </office:meta>
</office:document-meta>
</file>